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85f" officeooo:paragraph-rsid="0007a85f"/>
    </style:style>
    <style:style style:name="P2" style:family="paragraph" style:parent-style-name="Standard">
      <style:text-properties officeooo:rsid="0008c07e" officeooo:paragraph-rsid="0008c07e"/>
    </style:style>
    <style:style style:name="P3" style:family="paragraph" style:parent-style-name="Standard" style:list-style-name="L1">
      <style:text-properties officeooo:rsid="0008c07e" officeooo:paragraph-rsid="0008c07e"/>
    </style:style>
    <style:style style:name="P4" style:family="paragraph" style:parent-style-name="Standard">
      <style:text-properties officeooo:paragraph-rsid="0008c07e"/>
    </style:style>
    <style:style style:name="P5" style:family="paragraph" style:parent-style-name="Standard">
      <style:text-properties officeooo:rsid="000d3450" officeooo:paragraph-rsid="000d3450"/>
    </style:style>
    <style:style style:name="P6" style:family="paragraph" style:parent-style-name="Standard">
      <style:text-properties officeooo:paragraph-rsid="000d3450"/>
    </style:style>
    <style:style style:name="P7" style:family="paragraph" style:parent-style-name="Standard">
      <style:paragraph-properties fo:break-before="page"/>
      <style:text-properties officeooo:rsid="000d3450" officeooo:paragraph-rsid="000d3450"/>
    </style:style>
    <style:style style:name="T1" style:family="text">
      <style:text-properties officeooo:rsid="0008c07e"/>
    </style:style>
    <style:style style:name="T2" style:family="text">
      <style:text-properties officeooo:rsid="000a762d"/>
    </style:style>
    <style:style style:name="T3" style:family="text">
      <style:text-properties fo:font-weight="bold" officeooo:rsid="000c65e0" style:font-weight-asian="bold" style:font-weight-complex="bold"/>
    </style:style>
    <style:style style:name="T4" style:family="text">
      <style:text-properties style:text-underline-style="none" fo:font-weight="bold" officeooo:rsid="000a762d" style:font-weight-asian="bold" style:font-weight-complex="bold"/>
    </style:style>
    <style:style style:name="T5" style:family="text">
      <style:text-properties officeooo:rsid="000c65e0"/>
    </style:style>
    <style:style style:name="T6" style:family="text">
      <style:text-properties officeooo:rsid="000d34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7</text:p>
      <text:p text:style-name="P1"/>
      <text:p text:style-name="P4"><text:span text:style-name="T1">1) What type of doc ?</text:span><text:span text:style-name="T2"> </text:span><text:span text:style-name="T4">B</text:span></text:p>
      <text:list xml:id="list111991407" text:style-name="L1">
        <text:list-item>
          <text:p text:style-name="P3">A : A Eulogy<text:span text:style-name="T2"> (speech when someone is dead, e.g. : at a funeral)</text:span></text:p>
        </text:list-item>
        <text:list-item>
          <text:p text:style-name="P3">B : An Address <text:span text:style-name="T2">(political speech)</text:span></text:p>
        </text:list-item>
        <text:list-item>
          <text:p text:style-name="P3">C : A Lecture <text:span text:style-name="T2">(professor speaking)</text:span></text:p>
        </text:list-item>
        <text:list-item>
          <text:p text:style-name="P3">D : A Sermon <text:span text:style-name="T2">(Preacher / Priest speech)</text:span></text:p>
        </text:list-item>
      </text:list>
      <text:p text:style-name="P2"/>
      <text:p text:style-name="P2">2)Who is speaking (2 answers) ?<text:span text:style-name="T2"> </text:span><text:span text:style-name="T3">A, D (Joe Biden)</text:span></text:p>
      <text:list xml:id="list125216890871684" text:continue-numbering="true" text:style-name="L1">
        <text:list-item>
          <text:p text:style-name="P3">A : The new US president</text:p>
        </text:list-item>
        <text:list-item>
          <text:p text:style-name="P3">B : A former US president</text:p>
        </text:list-item>
        <text:list-item>
          <text:p text:style-name="P3">C : A candidate to the US presidency</text:p>
        </text:list-item>
        <text:list-item>
          <text:p text:style-name="P3">D : Obama's vice-president</text:p>
        </text:list-item>
      </text:list>
      <text:p text:style-name="P2"/>
      <text:p text:style-name="P2">3)Which former US pres is/are not attending (2 answers)?<text:span text:style-name="T5"> </text:span><text:span text:style-name="T3">A, C</text:span></text:p>
      <text:list xml:id="list125215783513109" text:continue-numbering="true" text:style-name="L1">
        <text:list-item>
          <text:p text:style-name="P3">A : Jimmy Carter</text:p>
        </text:list-item>
        <text:list-item>
          <text:p text:style-name="P3">B : George W. Bush </text:p>
        </text:list-item>
        <text:list-item>
          <text:p text:style-name="P3">C : Donald J. Trump </text:p>
        </text:list-item>
        <text:list-item>
          <text:p text:style-name="P3">D : Bill Clinton </text:p>
        </text:list-item>
      </text:list>
      <text:p text:style-name="P2"/>
      <text:p text:style-name="P2">4)What is the most repeated word by the speaker ?<text:span text:style-name="T5"> </text:span><text:span text:style-name="T3">B</text:span></text:p>
      <text:list xml:id="list125215303131798" text:continue-numbering="true" text:style-name="L1">
        <text:list-item>
          <text:p text:style-name="P3">A : Nation</text:p>
        </text:list-item>
        <text:list-item>
          <text:p text:style-name="P3">B : Democracy </text:p>
        </text:list-item>
        <text:list-item>
          <text:p text:style-name="P3">C : Power</text:p>
        </text:list-item>
        <text:list-item>
          <text:p text:style-name="P3">D : People</text:p>
        </text:list-item>
      </text:list>
      <text:p text:style-name="P2"/>
      <text:p text:style-name="P2">5)Where is the speaker speaking from ?<text:span text:style-name="T5"> </text:span><text:span text:style-name="T3">A</text:span></text:p>
      <text:list xml:id="list125216176389505" text:continue-numbering="true" text:style-name="L1">
        <text:list-item>
          <text:p text:style-name="P3">A : The US Capitol</text:p>
        </text:list-item>
        <text:list-item>
          <text:p text:style-name="P3">B : The Supreme Court </text:p>
        </text:list-item>
        <text:list-item>
          <text:p text:style-name="P3">C : The Pentagon</text:p>
        </text:list-item>
        <text:list-item>
          <text:p text:style-name="P3">D : The White House</text:p>
        </text:list-item>
      </text:list>
      <text:p text:style-name="P2"/>
      <text:p text:style-name="P2"/>
      <text:p text:style-name="P7">1) Introduce the document</text:p>
      <text:p text:style-name="P5"/>
      <text:p text:style-name="P5"/>
      <text:p text:style-name="P5">2) Name the people and their positions mentioned at the beginning</text:p>
      <text:p text:style-name="P5">VP Harris, Speaker Polossi, VP Pence ...</text:p>
      <text:p text:style-name="P5"/>
      <text:p text:style-name="P5"/>
      <text:p text:style-name="P5">3) What does the speaker say about democracy, especially in the current context ? Be as detailed as possible.</text:p>
      <text:p text:style-name="P5"/>
      <text:p text:style-name="P5"/>
      <text:p text:style-name="P5">4)What does the speaker say we have to come together to do ?</text:p>
      <text:p text:style-name="P5"/>
      <text:p text:style-name="P5"/>
      <text:p text:style-name="P5"/>
      <text:p text:style-name="P6"><text:span text:style-name="T6">5)What are the qualities of the american people, according to the speaker ?</text:span></text:p>
      <text:p text:style-name="P5">restless, bold optimistic</text:p>
      <text:p text:style-name="P5"/>
      <text:p text:style-name="P5"/>
      <text:p text:style-name="P5">6)Who does the speaker thank for their presence ?</text:p>
      <text:p text:style-name="P5">predecessors from both parties, </text:p>
      <text:p text:style-name="P5"/>
      <text:p text:style-name="P5"/>
      <text:p text:style-name="P5">7) Who took the first oath of office ?</text:p>
      <text:p text:style-name="P5">George Washington</text:p>
      <text:p text:style-name="P5"/>
      <text:p text:style-name="P5">8)According to the speaker, whom does the american story depend on ?</text:p>
      <text:p text:style-name="P5">depend on all the people who seek a more perfect union</text:p>
      <text:p text:style-name="P5"/>
      <text:p text:style-name="P5">9) What does the speaker say about the future ?</text:p>
      <text:p text:style-name="P5">"We'll press forward, speed in urgency for we have much to do...."</text:p>
      <text:p text:style-name="P5"/>
      <text:p text:style-name="P5">10) In your opinion, what does the speaker want to achieve with this speech ?</text:p>
      <text:p text:style-name="P5"/>
      <text:p text:style-name="P5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2:29:12.603441538</meta:creation-date>
    <meta:generator>LibreOffice/6.4.7.2$Linux_X86_64 LibreOffice_project/40$Build-2</meta:generator>
    <dc:date>2021-11-12T12:52:15.119926229</dc:date>
    <meta:editing-duration>PT23M1S</meta:editing-duration>
    <meta:editing-cycles>5</meta:editing-cycles>
    <meta:document-statistic meta:table-count="0" meta:image-count="0" meta:object-count="0" meta:page-count="2" meta:paragraph-count="42" meta:word-count="330" meta:character-count="1566" meta:non-whitespace-character-count="1292"/>
  </office:meta>
</office:document-meta>
</file>